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B0000011ADC2CE540899A3770.png" manifest:media-type="image/png"/>
  <manifest:file-entry manifest:full-path="Pictures/10000201000001850000011A3C36E65667CC4F63.png" manifest:media-type="image/png"/>
  <manifest:file-entry manifest:full-path="Pictures/10000201000001C9000000B02A0A93125AB018AA.png" manifest:media-type="image/png"/>
  <manifest:file-entry manifest:full-path="Pictures/100002010000010100000159126A8C0486B9AA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17"/>Dashboard</text:p>
          </draw:text-box>
        </draw:frame>
        <draw:frame draw:style-name="gr1" draw:text-style-name="P2" draw:layer="layout" svg:width="9.569cm" svg:height="7.2cm" svg:x="17.8cm" svg:y="8cm">
          <draw:image xlink:href="Pictures/100002010000010100000159126A8C0486B9AA2D.png" xlink:type="simple" xlink:show="embed" xlink:actuate="onLoad" loext:mime-type="image/png">
            <text:p/>
          </draw:image>
        </draw:frame>
        <draw:frame draw:style-name="gr1" draw:text-style-name="P2" draw:layer="layout" svg:width="14.4cm" svg:height="5.607cm" svg:x="1cm" svg:y="0.193cm">
          <draw:image xlink:href="Pictures/10000201000001C9000000B02A0A93125AB018AA.png" xlink:type="simple" xlink:show="embed" xlink:actuate="onLoad" loext:mime-type="image/png">
            <text:p/>
          </draw:image>
        </draw:frame>
        <draw:frame draw:style-name="gr1" draw:text-style-name="P2" draw:layer="layout" svg:width="12.2cm" svg:height="9.946cm" svg:x="1.8cm" svg:y="5.493cm">
          <draw:image xlink:href="Pictures/10000201000001850000011A3C36E65667CC4F63.png" xlink:type="simple" xlink:show="embed" xlink:actuate="onLoad" loext:mime-type="image/png">
            <text:p/>
          </draw:image>
        </draw:frame>
        <draw:frame draw:style-name="gr1" draw:text-style-name="P2" draw:layer="layout" svg:width="11.6cm" svg:height="8.746cm" svg:x="15.8cm" svg:y="0.054cm">
          <draw:image xlink:href="Pictures/100002010000019B0000011ADC2CE540899A37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2:39:57.427538328</meta:creation-date>
    <dc:date>2022-05-19T12:53:42.601095819</dc:date>
    <meta:editing-duration>PT2M13S</meta:editing-duration>
    <meta:editing-cycles>1</meta:editing-cycles>
    <meta:document-statistic meta:object-count="28"/>
    <meta:generator>LibreOffice/6.4.7.2$Linux_X86_64 LibreOffice_project/40$Build-2</meta:generator>
  </office:meta>
</office:document-meta>
</file>